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fo:margin-left="0cm" fo:margin-right="0cm" fo:line-height="100%" fo:text-indent="0cm"/>
      <style:text-properties fo:color="#ffffff" fo:font-family="'Arial Black'" style:font-family-generic="swiss" style:font-pitch="variable" fo:font-size="60pt" fo:font-style="normal" fo:font-weight="bold" style:font-size-asian="60pt" style:font-size-complex="60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60pt" fo:font-style="normal" fo:font-weight="bold" style:font-size-asian="60pt" style:font-size-complex="60pt"/>
    </style:style>
    <style:style style:name="P6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style="normal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Wznoszę swe oczy ku górom, skąd</text:span><text:span text:style-name="T1"><text:line-break/></text:span><text:span text:style-name="T1">Przyjdzie mi pomoc;</text:span><text:span text:style-name="T1"><text:line-break/></text:span><text:span text:style-name="T1">Pomoc od Pana, wszak Bogiem On</text:span><text:span text:style-name="T1"><text:line-break/></text:span><text:span text:style-name="T1">Miłosiernym jes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2cm" presentation:class="title" presentation:user-transformed="true">
          <draw:text-box>
            <text:p text:style-name="P4"><text:span text:style-name="T1">2. Kiedy zbłądzimy, sam szuka nas,</text:span><text:span text:style-name="T1"><text:line-break/></text:span><text:span text:style-name="T1">By w swe ramiona wziąć,</text:span><text:span text:style-name="T1"><text:line-break/></text:span><text:span text:style-name="T1">Rany uleczyć Krwią swoich ran,</text:span><text:span text:style-name="T1"><text:line-break/></text:span><text:span text:style-name="T1">Nowe życie tchnąć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2cm" presentation:class="title" presentation:user-transformed="true">
          <draw:text-box>
            <text:p text:style-name="P4"><text:span text:style-name="T1">Ref. Błogosławieni miłosierni, albowiem oni miłosierdzia dostąpią!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2cm" presentation:class="title" presentation:user-transformed="true">
          <draw:text-box>
            <text:p text:style-name="P4"><text:span text:style-name="T1">3. Gdyby nam Pan nie odpuścił win,</text:span><text:span text:style-name="T1"><text:line-break/></text:span><text:span text:style-name="T1">Któż ostać by się mógł?</text:span><text:span text:style-name="T1"><text:line-break/></text:span><text:span text:style-name="T1">Lecz On przebacza, przeto i my</text:span><text:span text:style-name="T1"><text:line-break/></text:span><text:span text:style-name="T1">Czyńmy jak nasz Bóg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2cm" presentation:class="title" presentation:user-transformed="true">
          <draw:text-box>
            <text:p text:style-name="P4"><text:span text:style-name="T1">4. Pan Syna Krwią zmazał wszelki dług,</text:span><text:span text:style-name="T1"><text:line-break/></text:span><text:span text:style-name="T1">Syn z grobu żywy wstał;</text:span><text:span text:style-name="T1"><text:line-break/></text:span><text:span text:style-name="T1">„Panem jest Jezus” – mówi w nas Duch. Niech to widzi świa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2cm" presentation:class="title" presentation:user-transformed="true">
          <draw:text-box>
            <text:p text:style-name="P4"><text:span text:style-name="T1">Ref. Błogosławieni miłosierni, albowiem oni miłosierdzia dostąpią!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2cm" presentation:class="title" presentation:user-transformed="true">
          <draw:text-box>
            <text:p text:style-name="P4"><text:span text:style-name="T1">Więc odrzuć lęk i wiernym bądź,</text:span><text:span text:style-name="T1"><text:line-break/></text:span><text:span text:style-name="T1">Swe troski w Panu złóż</text:span><text:span text:style-name="T1"><text:line-break/></text:span><text:span text:style-name="T1">I ufaj, bo zmartwychwstał i wciąż</text:span><text:span text:style-name="T1"><text:line-break/></text:span><text:span text:style-name="T1">Żyje Pan, twój Bóg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2cm" presentation:class="title" presentation:user-transformed="true">
          <draw:text-box>
            <text:p text:style-name="P4"><text:span text:style-name="T1">Ref. Błogosławieni miłosierni, albowiem oni miłosierdzia dostąpią!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7-01-02T18:59:40</meta:creation-date>
    <dc:creator>Woda Życia</dc:creator>
    <dc:date>2015-10-05T20:58:14.98</dc:date>
    <dc:language>pl-PL</dc:language>
    <meta:editing-cycles>30</meta:editing-cycles>
    <meta:editing-duration>PT34M41S</meta:editing-duration>
    <meta:document-statistic meta:object-count="45"/>
    <meta:user-defined meta:name="Info 1"/>
    <meta:user-defined meta:name="Info 2"/>
    <meta:user-defined meta:name="Info 3"/>
    <meta:user-defined meta:name="Info 4"/>
  </office:meta>
</office:document-meta>
</file>